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0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1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2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3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25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2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27" style:family="paragraph" style:parent-style-name="Table_20_Contents">
      <style:text-properties style:font-name="Bahnschrift" fo:font-size="8pt" fo:language="en" fo:country="AU" officeooo:rsid="00529915" officeooo:paragraph-rsid="00529915" style:font-size-asian="8pt" style:font-size-complex="8pt"/>
    </style:style>
    <style:style style:name="P28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29" style:family="paragraph" style:parent-style-name="Table_20_Contents">
      <style:text-properties style:font-name="Bahnschrift" fo:font-size="8pt" fo:language="en" fo:country="AU" officeooo:rsid="00539d05" officeooo:paragraph-rsid="00539d05" style:font-size-asian="8pt" style:font-size-complex="8pt"/>
    </style:style>
    <style:style style:name="P30" style:family="paragraph" style:parent-style-name="Table_20_Contents">
      <style:text-properties style:font-name="Bahnschrift" fo:font-size="8pt" fo:language="en" fo:country="AU" officeooo:paragraph-rsid="00539d05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21b16"/>
    </style:style>
    <style:style style:name="T40" style:family="text">
      <style:text-properties officeooo:rsid="00529915"/>
    </style:style>
    <style:style style:name="T41" style:family="text">
      <style:text-properties officeooo:rsid="0052eea4"/>
    </style:style>
    <style:style style:name="T42" style:family="text">
      <style:text-properties officeooo:rsid="00539d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001493524944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001493480880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12" office:value-type="string">
            <text:p text:style-name="P20">- <text:span text:style-name="T12">Create Back button function</text:span></text:p>
            <text:p text:style-name="P20">- <text:span text:style-name="T12">Create Print function</text:span></text:p>
            <text:p text:style-name="P20">- <text:span text:style-name="T12">Add Step Ladder Content</text:span></text:p>
            <text:p text:style-name="P20">- <text:span text:style-name="T12">Add Stair Content</text:span></text:p>
            <text:p text:style-name="P25">- <text:span text:style-name="T17">Add Background Img</text:span></text:p>
            <text:p text:style-name="P23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1">Bug<text:span text:style-name="T27">#1</text:span> </text:p>
            <text:p text:style-name="P21">- After calculate, click another tab won’t reset result field</text:p>
            <text:p text:style-name="P21"/>
            <text:p text:style-name="P22">Bug#2</text:p>
            <text:p text:style-name="P22">- Print not hiding tab content</text:p>
            <text:p text:style-name="P22"/>
            <text:p text:style-name="P24">Bug#3</text:p>
            <text:p text:style-name="P24">- BG image scale issue when window scales</text:p>
          </table:table-cell>
        </table:table-row>
        <table:table-row table:style-name="TableLine2001493484688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001493486864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001493474896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001493480336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2001493480608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2001493481696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2001493482512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2001493482784">
          <table:table-cell table:style-name="Table1.A1" office:value-type="string">
            <text:p text:style-name="P19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2001493483872">
          <table:table-cell table:style-name="Table1.A1" office:value-type="string">
            <text:p text:style-name="P27">20211222</text:p>
          </table:table-cell>
          <table:table-cell table:style-name="Table1.A1" office:value-type="string">
            <text:p text:style-name="P14">- <text:span text:style-name="T39">Fix courtesy link position</text:span></text:p>
          </table:table-cell>
          <table:table-cell table:style-name="Table1.A1" office:value-type="string">
            <text:p text:style-name="P6">- <text:span text:style-name="T40">Fixed courtesy link position</text:span></text:p>
          </table:table-cell>
          <table:covered-table-cell/>
        </table:table-row>
        <table:table-row table:style-name="TableLine2001493483872">
          <table:table-cell table:style-name="Table1.A1" office:value-type="string">
            <text:p text:style-name="P29">20211224</text:p>
          </table:table-cell>
          <table:table-cell table:style-name="Table1.A1" office:value-type="string">
            <text:p text:style-name="P14">- <text:span text:style-name="T41">Add Contact Menu</text:span></text:p>
            <text:p text:style-name="P14">- <text:span text:style-name="T41">Add Contact Link</text:span></text:p>
            <text:p text:style-name="P14">- <text:span text:style-name="T41">Add Contact Page</text:span></text:p>
          </table:table-cell>
          <table:table-cell table:style-name="Table1.A1" office:value-type="string">
            <text:p text:style-name="P6">- <text:span text:style-name="T42">Revised Navigation Tab Design</text:span></text:p>
            <text:p text:style-name="P6">- <text:span text:style-name="T42">Added Navigation Tab Slide Function</text:span></text:p>
          </table:table-cell>
          <table:covered-table-cell/>
        </table:table-row>
        <table:table-row table:style-name="TableLine2001493483872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>- <text:span text:style-name="T42">Add Contact Modal</text:span></text:p>
            <text:p text:style-name="P30">- <text:span text:style-name="T42">Add About Modal</text:span></text:p>
            <text:p text:style-name="P30">- <text:span text:style-name="T42">Add Tab Close when mouse leave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5T02:40:10.776000000</dc:date>
    <meta:editing-duration>P6DT9H25M31S</meta:editing-duration>
    <meta:editing-cycles>60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86" meta:word-count="341" meta:character-count="1827" meta:non-whitespace-character-count="1569"/>
  </office:meta>
</office:document-meta>
</file>